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Mono" svg:font-family="AndaleMono"/>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1" svg:font-family="Times"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color="#0000ff" style:font-name="Times" style:font-name-complex="Times" style:font-style-complex="italic" text:display="none"/>
    </style:style>
    <style:style style:name="P5" style:family="paragraph" style:parent-style-name="Standard">
      <style:text-properties officeooo:rsid="001212ec" officeooo:paragraph-rsid="001212ec"/>
    </style:style>
    <style:style style:name="P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7" style:family="paragraph" style:parent-style-name="Standard">
      <style:paragraph-properties fo:margin-left="0cm" fo:margin-right="0.635cm" fo:text-indent="0cm" style:auto-text-indent="false"/>
    </style:style>
    <style:style style:name="P8" style:family="paragraph" style:parent-style-name="Text_20_body">
      <style:paragraph-properties fo:margin-left="1.27cm" fo:margin-right="0cm" fo:text-indent="0cm" style:auto-text-indent="false"/>
      <style:text-properties fo:color="#000000"/>
    </style:style>
    <style:style style:name="P9" style:family="paragraph" style:parent-style-name="Text_20_body">
      <style:paragraph-properties fo:margin-left="1.27cm" fo:margin-right="0cm" fo:text-indent="0cm" style:auto-text-indent="false"/>
      <style:text-properties fo:color="#000000" officeooo:rsid="001212ec" officeooo:paragraph-rsid="001212ec"/>
    </style:style>
    <style:style style:name="P10" style:family="paragraph" style:parent-style-name="InfoBlue">
      <style:paragraph-properties fo:margin-left="1.27cm" fo:margin-right="0cm" fo:text-indent="0cm" style:auto-text-indent="false"/>
      <style:text-properties fo:color="#000000"/>
    </style:style>
    <style:style style:name="P11" style:family="paragraph" style:parent-style-name="Standard">
      <style:paragraph-properties fo:margin-left="1.27cm" fo:margin-right="0cm" fo:text-indent="0cm" style:auto-text-indent="false"/>
      <style:text-properties fo:color="#000000" officeooo:rsid="001212ec" officeooo:paragraph-rsid="001212ec"/>
    </style:style>
    <style:style style:name="P12" style:family="paragraph" style:parent-style-name="Standard">
      <style:paragraph-properties fo:margin-left="1.27cm" fo:margin-right="0cm" fo:text-indent="0cm" style:auto-text-indent="false"/>
      <style:text-properties fo:color="#000000" officeooo:rsid="001212ec" officeooo:paragraph-rsid="0013cf5d"/>
    </style:style>
    <style:style style:name="P13" style:family="paragraph" style:parent-style-name="Heading_20_2">
      <style:text-properties officeooo:rsid="001212ec" officeooo:paragraph-rsid="001212ec"/>
    </style:style>
    <style:style style:name="P14" style:family="paragraph" style:parent-style-name="Heading_20_2">
      <style:text-properties officeooo:rsid="001212ec" officeooo:paragraph-rsid="0013cf5d"/>
    </style:style>
    <style:style style:name="P15" style:family="paragraph" style:parent-style-name="Heading_20_2">
      <style:text-properties officeooo:rsid="0013cf5d" officeooo:paragraph-rsid="0013cf5d"/>
    </style:style>
    <style:style style:name="P16" style:family="paragraph" style:parent-style-name="Heading" style:master-page-name="Standard">
      <style:paragraph-properties style:page-number="auto"/>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WW8Num4"/>
    <style:style style:name="P21" style:family="paragraph" style:parent-style-name="Standard" style:list-style-name="L4"/>
    <style:style style:name="T1" style:family="text">
      <style:text-properties style:font-name="Symbol" style:font-name-asian="Symbol" style:font-name-complex="Symbol"/>
    </style:style>
    <style:style style:name="T2" style:family="text">
      <style:text-properties text:display="none"/>
    </style:style>
    <style:style style:name="T3" style:family="text">
      <style:text-properties fo:color="#0000ff" style:font-name="Times" style:font-name-complex="Times" style:font-style-complex="italic" text:display="none"/>
    </style:style>
    <style:style style:name="T4" style:family="text">
      <style:text-properties fo:color="#0000ff" style:font-name="Times" fo:font-weight="bold" style:font-weight-asian="bold" style:font-name-complex="Times" style:font-style-complex="italic" style:font-weight-complex="bold" text:display="none"/>
    </style:style>
    <style:style style:name="T5" style:family="text">
      <style:text-properties style:text-position="super 58%" text:display="none"/>
    </style:style>
    <style:style style:name="T6" style:family="text">
      <style:text-properties fo:font-weight="bold" style:font-weight-asian="bold" style:font-weight-complex="bold"/>
    </style:style>
    <style:style style:name="T7" style:family="text">
      <style:text-properties fo:font-style="italic" style:font-style-asian="italic" text:display="none"/>
    </style:style>
    <style:style style:name="T8" style:family="text">
      <style:text-properties fo:color="#000000"/>
    </style:style>
    <style:style style:name="T9" style:family="text">
      <style:text-properties fo:color="#000000" style:font-name="Times1" fo:font-size="10pt" style:font-name-asian="AndaleMono" style:font-size-asian="10pt" style:font-name-complex="AndaleMono" style:font-size-complex="10pt"/>
    </style:style>
    <style:style style:name="T10" style:family="text">
      <style:text-properties officeooo:rsid="0013cf5d"/>
    </style:style>
    <style:style style:name="T11" style:family="text">
      <style:text-properties officeooo:rsid="00143e60"/>
    </style:style>
    <style:style style:name="T12"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rAIner</text:p>
      <text:p text:style-name="Heading">Architecture Notebook</text:p>
      <text:p text:style-name="Standard"/>
      <text:p text:style-name="Standard"><text:span text:style-name="T3">There is guidance within this template that appears in a style named InfoBlue. This style has a hidden font attribute that allows you to toggle whether it is visible or hidden in this template. Use the </text:span><text:span text:style-name="T2">Microsoft</text:span><text:span text:style-name="T5">® </text:span><text:span text:style-name="T2">Word</text:span><text:span text:style-name="T5">®</text:span><text:span text:style-name="T3"> menu </text:span><text:span text:style-name="T4">Tools &gt; Options &gt; View &gt; Hidden Text </text:span><text:span text:style-name="T3">check box to toggle this setting. There is also an option for printing: </text:span><text:span text:style-name="T4">Tools &gt; Options &gt; Print</text:span><text:span text:style-name="T3">.</text:span></text:p>
      <text:p text:style-name="P4"/>
      <text:h text:style-name="Heading_20_1" text:outline-level="1">Purpose</text:h>
      <text:p text:style-name="Standard">This document describes the philosophy, decisions, constraints, justifications, significant elements, and any other overarching aspects of the system that shape the design and implementation.</text:p>
      <text:p text:style-name="InfoBlue"/>
      <text:h text:style-name="Heading_20_1" text:outline-level="1">Architectural goals and philosophy</text:h>
      <text:p text:style-name="Standard">The following architectural goals need to be considered during design:</text:p>
      <text:list xml:id="list218588898" text:style-name="L1">
        <text:list-item>
          <text:p text:style-name="P17">user friendly UI </text:p>
        </text:list-item>
        <text:list-item>
          <text:p text:style-name="P17">eye pleasing design </text:p>
        </text:list-item>
        <text:list-item>
          <text:p text:style-name="P17">different screens to play and to create the maps</text:p>
        </text:list-item>
        <text:list-item>
          <text:p text:style-name="P17">smooth visualization for AI / player movements</text:p>
        </text:list-item>
        <text:list-item>
          <text:p text:style-name="P17">offline functionality</text:p>
        </text:list-item>
        <text:list-item>
          <text:p text:style-name="P17">local storage of maps </text:p>
        </text:list-item>
        <text:list-item>
          <text:p text:style-name="P17">store leader board online</text:p>
        </text:list-item>
        <text:list-item>
          <text:p text:style-name="P17">read local maps</text:p>
        </text:list-item>
        <text:list-item>
          <text:p text:style-name="P17">run AI algorithm in background → multi threaded</text:p>
        </text:list-item>
        <text:list-item>
          <text:p text:style-name="P17">configuration of AI hyperparameters in sidebar</text:p>
        </text:list-item>
        <text:list-item>
          <text:p text:style-name="P17">automated unit test</text:p>
        </text:list-item>
        <text:list-item>
          <text:p text:style-name="P17">separate configuration panels</text:p>
        </text:list-item>
        <text:list-item>
          <text:p text:style-name="P17">futuristic look</text:p>
        </text:list-item>
        <text:list-item>
          <text:p text:style-name="P17">play levels with keyboard</text:p>
        </text:list-item>
        <text:list-item>
          <text:p text:style-name="P17">represent map by matrix of different blocks</text:p>
        </text:list-item>
        <text:list-item>
          <text:p text:style-name="P17">different behavior for different blocks on the map</text:p>
        </text:list-item>
      </text:list>
      <text:p text:style-name="Standard"/>
      <text:p text:style-name="InfoBlue"/>
      <text:h text:style-name="Heading_20_1" text:outline-level="1">Assumptions and dependencies</text:h>
      <text:list xml:id="list3004475264" text:style-name="L2">
        <text:list-item>
          <text:p text:style-name="P18">From users perspective playing the game should be intuitive. </text:p>
        </text:list-item>
        <text:list-item>
          <text:p text:style-name="P18">In the same time the game must be interactive. The more interactive the game is, the less intuitive it becomes.</text:p>
        </text:list-item>
        <text:list-item>
          <text:p text:style-name="P18">Java runs cross platform so the game will be implemented in Java </text:p>
        </text:list-item>
        <text:list-item>
          <text:p text:style-name="P18">Due to team’s low experience in development of projects and time constraints. </text:p>
        </text:list-item>
        <text:list-item>
          <text:p text:style-name="P18">Most of information about AI is in English, therefore we assume that most of users know English, therefore the default language is English</text:p>
        </text:list-item>
        <text:list-item>
          <text:p text:style-name="P18">The budget of the project is 0 euro, and theoretically could increase to 50. Therefore we will use a free hosting server </text:p>
        </text:list-item>
      </text:list>
      <text:h text:style-name="Heading_20_1" text:outline-level="1">Architecturally significant requirements</text:h>
      <text:list xml:id="list1789711040" text:style-name="L3">
        <text:list-item>
          <text:p text:style-name="P19">user friendly UI</text:p>
        </text:list-item>
        <text:list-item>
          <text:p text:style-name="P19">different screens to play and to create the maps</text:p>
        </text:list-item>
        <text:list-item>
          <text:p text:style-name="P19">multi - threading support</text:p>
        </text:list-item>
        <text:list-item>
          <text:p text:style-name="P19">store leader board online</text:p>
        </text:list-item>
        <text:list-item>
          <text:p text:style-name="P19">playability / fun factor</text:p>
        </text:list-item>
      </text:list>
      <text:h text:style-name="Heading_20_1" text:outline-level="1">Decisions, constraints, and justifications</text:h>
      <text:list xml:id="list1861387633" text:style-name="WW8Num4">
        <text:list-item>
          <text:p text:style-name="P20">The maps will be saved in <text:span text:style-name="T10">csv</text:span> format </text:p>
        </text:list-item>
        <text:list-item>
          <text:p text:style-name="P20">We add an option for a user to try playing the map himself as it gives makes the game more fun and <text:soft-page-break/>interactive. In addition creates a better understanding of an AI task</text:p>
        </text:list-item>
        <text:list-item>
          <text:p text:style-name="P20">The game should be able to be played offline. Therefore we will use local storage of the maps<text:bookmark text:name="_GoBack"/></text:p>
        </text:list-item>
      </text:list>
      <text:p text:style-name="Standard"/>
      <text:h text:style-name="Heading_20_1" text:outline-level="1">Architectural Mechanisms</text:h>
      <text:h text:style-name="Heading_20_2" text:outline-level="2">Artificial Intelligence Mechanism</text:h>
      <text:p text:style-name="P8">The user will train his players with his custom-built maps based upon the AI algorithm. Furthermore the user will be able to adjust some hyper-parameters to improve his AI.</text:p>
      <text:h text:style-name="Heading_20_2" text:outline-level="2">User interface</text:h>
      <text:p text:style-name="P10">Displaying user friendly interface with smooth animations &amp; no flickering.</text:p>
      <text:h text:style-name="Heading_20_2" text:outline-level="2">Map building mechanism</text:h>
      <text:p text:style-name="P10">User can build custom maps which will be used for the training of the AI. The maps will then be saved &amp; can be reloaded at any given time by the user.</text:p>
      <text:h text:style-name="Heading_20_1" text:outline-level="1">Key abstractions</text:h>
      <text:list xml:id="list2923075396" text:style-name="L4">
        <text:list-item>
          <text:p text:style-name="P21">Map Builder Canvas – the logic behind how user can build a custom map</text:p>
        </text:list-item>
        <text:list-item>
          <text:p text:style-name="P21">Game Loop – make the game always running</text:p>
        </text:list-item>
        <text:list-item>
          <text:p text:style-name="P21">AI – the algorithm used to train the AI</text:p>
        </text:list-item>
        <text:list-item>
          <text:p text:style-name="P21">Map storage – how to store &amp; load custom-built maps by user on local device</text:p>
        </text:list-item>
        <text:list-item>
          <text:p text:style-name="P21">Interface – interactive &amp; easily understandable GUI </text:p>
        </text:list-item>
      </text:list>
      <text:h text:style-name="Heading_20_1" text:outline-level="1">Layers or architectural framework</text:h>
      <text:h text:style-name="P13" text:outline-level="2">Game Loop</text:h>
      <text:p text:style-name="P11">Continuously <text:span text:style-name="T6">runs the game</text:span>, is responsible for <text:span text:style-name="T6">processing the user input</text:span>, u<text:span text:style-name="T6">pdates the states</text:span> of the game, tracks the time and <text:span text:style-name="T6">controls the framerate</text:span></text:p>
      <text:p text:style-name="P11"/>
      <text:h text:style-name="P13" text:outline-level="2">Double Buffer</text:h>
      <text:p text:style-name="P9">A <text:span text:style-name="Strong_20_Emphasis">buffered class</text:span> encapsulates a <text:span text:style-name="Strong_20_Emphasis">buffer</text:span>: a piece of state that can be modified. This buffer is edited incrementally, but we want all outside code to see the edit as a single atomic change. To do this, the class keeps <text:span text:style-name="Emphasis">two</text:span> instances of the buffer: a <text:span text:style-name="Strong_20_Emphasis">next buffer</text:span> and a <text:span text:style-name="Strong_20_Emphasis">current buffer</text:span>.</text:p>
      <text:p text:style-name="Text_20_body">When information is read <text:span text:style-name="Emphasis">from</text:span> a buffer, it is always from the <text:span text:style-name="Emphasis">current</text:span> buffer. When information is written <text:span text:style-name="Emphasis">to</text:span> a buffer, it occurs on the <text:span text:style-name="Emphasis">next</text:span> buffer. When the changes are complete, a <text:span text:style-name="Strong_20_Emphasis">swap</text:span> operation swaps the next and current buffers instantly so that the new buffer is now publicly visible. The old current buffer is now available to be reused as the new next buffer.</text:p>
      <text:p text:style-name="P11"/>
      <text:h text:style-name="P15" text:outline-level="2">Update Method</text:h>
      <text:p text:style-name="P12">The <text:span text:style-name="Strong_20_Emphasis">game world</text:span> maintains a <text:span text:style-name="Strong_20_Emphasis">collection of objects</text:span>. Each object implements an <text:span text:style-name="Strong_20_Emphasis">update method</text:span> that <text:span text:style-name="Strong_20_Emphasis">simulates one frame</text:span> of the object’s behavior. Each frame, the game updates every object in the collection.</text:p>
      <text:p text:style-name="P12"/>
      <text:h text:style-name="P15" text:outline-level="2">Type Object</text:h>
      <text:p text:style-name="P12">Define a <text:span text:style-name="Strong_20_Emphasis">type object</text:span> class and a <text:span text:style-name="Strong_20_Emphasis">typed object</text:span> class. Each type object instance represents a different logical type. Each typed object stores a <text:span text:style-name="Strong_20_Emphasis">reference to the type object that describes its type</text:span>.</text:p>
      <text:p text:style-name="P11"/>
      <text:h text:style-name="P14" text:outline-level="2"><text:soft-page-break/></text:h>
      <text:p text:style-name="P5"><text:tab/></text:p>
      <text:p text:style-name="InfoBlue"><text:span text:style-name="T8"><text:tab/>See </text:span><text:span text:style-name="T9">DomainModel_with_layers.png</text:span></text:p>
      <text:h text:style-name="Heading_20_1" text:outline-level="1">Architectural views</text:h>
      <text:p text:style-name="InfoBlue"><text:tab/><text:span text:style-name="T8">See </text:span><text:span text:style-name="T9">ClassDiagram.png</text:span></text:p>
      <text:p text:style-name="Standard"><text:bookmark text:name="_PictureBullets"/><text:span text:style-name="InfoBlue_20_Char"><text:span text:style-name="T7">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Mono" svg:font-family="AndaleMono"/>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1" svg:font-family="Times"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style:font-name-complex="Times" style:font-family-complex="Times" style:font-family-generic-complex="roman" style:font-pitch-complex="variable" style:font-style-complex="italic"/>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loext:contextual-spacing="false" fo:line-height="0.529cm" fo:keep-together="always" fo:orphans="2" fo:widows="2" fo:text-indent="0cm" style:auto-text-indent="false">
        <style:tab-stops>
          <style:tab-stop style:position="2.223cm"/>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3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6" style:display-name="ListLabel 3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use-window-font-color="tru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3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886cm" fo:margin-left="-0.203cm" table:align="left" style:writing-mode="lr-tb"/>
    </style:style>
    <style:style style:name="Table2.A" style:family="table-column">
      <style:table-column-properties style:column-width="11.252cm"/>
    </style:style>
    <style:style style:name="Table2.B" style:family="table-column">
      <style:table-column-properties style:column-width="5.63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732cm" fo:margin-left="-0.191cm" table:align="left" style:writing-mode="lr-tb"/>
    </style:style>
    <style:style style:name="Table1.A" style:family="table-column">
      <style:table-column-properties style:column-width="5.57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officeooo:rsid="00143e60"/>
    </style:style>
    <style:style style:name="MT2" style:family="text">
      <style:text-properties style:font-name="Symbol" style:font-name-asian="Symbol" style:font-name-complex="Symbol"/>
    </style:style>
    <style:style style:name="MT3"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rAIner</text:p>
            </table:table-cell>
            <table:table-cell table:style-name="Table2.B1" office:value-type="string">
              <text:p text:style-name="MP2"><text:s/></text:p>
            </table:table-cell>
          </table:table-row>
          <table:table-row table:style-name="Table2.1">
            <table:table-cell table:style-name="Table2.A1" office:value-type="string">
              <text:p text:style-name="Standard">Architecture Notebook</text:p>
            </table:table-cell>
            <table:table-cell table:style-name="Table2.B1" office:value-type="string">
              <text:p text:style-name="Standard"><text:s text:c="2"/>Date: <text:s/><text:span text:style-name="MT1">19.0</text:span>1.201<text:span text:style-name="MT1">9</text:span></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2"></text:span><text:user-defined style:data-style-name="N0" text:name="Company"/>, <text:date style:data-style-name="N107" text:date-value="2019-01-21T10:15:55.562101397">2019</text:date></text:p>
            </table:table-cell>
            <table:table-cell table:style-name="Table1.A1" office:value-type="string">
              <text:p text:style-name="MP5">Page <text:span text:style-name="Page_20_Number"><text:page-number text:select-page="current">3</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keyword/>
    <dc:description/>
    <meta:creation-date>2018-10-18T11:31:35.159523730</meta:creation-date>
    <dc:date>2019-01-21T10:15:55.482663951</dc:date>
    <meta:print-date>2001-03-15T14:26:00</meta:print-date>
    <meta:editing-cycles>11</meta:editing-cycles>
    <meta:editing-duration>PT2H17M39S</meta:editing-duration>
    <meta:generator>LibreOffice/6.0.7.3.0$Linux_X86_64 LibreOffice_project/00m0$Build-3</meta:generator>
    <meta:document-statistic meta:table-count="2" meta:image-count="0" meta:object-count="0" meta:page-count="3" meta:paragraph-count="73" meta:word-count="720" meta:character-count="4187" meta:non-whitespace-character-count="3562"/>
  </office:meta>
</office:document-meta>
</file>